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language="es" fo:country="ES" officeooo:rsid="0010fb71" officeooo:paragraph-rsid="0010fb71"/>
    </style:style>
    <style:style style:name="P2" style:family="paragraph" style:parent-style-name="Standard">
      <style:text-properties fo:language="es" fo:country="ES" officeooo:rsid="0010fb71" officeooo:paragraph-rsid="0015286c"/>
    </style:style>
    <style:style style:name="P3" style:family="paragraph" style:parent-style-name="Standard">
      <style:text-properties fo:language="es" fo:country="ES" officeooo:rsid="0015286c" officeooo:paragraph-rsid="0015286c"/>
    </style:style>
    <style:style style:name="T1" style:family="text">
      <style:text-properties officeooo:rsid="00125bdb"/>
    </style:style>
    <style:style style:name="T2" style:family="text">
      <style:text-properties officeooo:rsid="00129e9e"/>
    </style:style>
    <style:style style:name="T3" style:family="text">
      <style:text-properties fo:font-weight="bold" officeooo:rsid="00129e9e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5286c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2 &gt; Nota &gt; 10</text:p>
      <text:p text:style-name="P1">Su interés continuo en la materia, dedicación y esmero continúan arrojando <text:span text:style-name="T1">muy buenos resultados. Siga trabajando así que se superará aún más.</text:span></text:p>
      <text:p text:style-name="P1"/>
      <text:p text:style-name="P1"/>
      <text:p text:style-name="P1">9 &gt;Nota &gt; 8</text:p>
      <text:p text:style-name="P1"/>
      <text:p text:style-name="P1">Continú<text:span text:style-name="T1">e</text:span> trabajando de forma dedicada en plataforma y en las clases por zoom. Sus producciones e interés por la materia no decayeron. Siga así.</text:p>
      <text:p text:style-name="P1"/>
      <text:p text:style-name="P1">7 &gt; Nota <text:s/>&gt; 6</text:p>
      <text:p text:style-name="P1"/>
      <text:p text:style-name="P1">S<text:span text:style-name="T2">e aprecia esfuerzo y dedicación en las tareas recibidas. En este último período no ha realizado la entrega de todas las tareas. Lo invito a continuar con la entrega sostenida.</text:span></text:p>
      <text:p text:style-name="P1"/>
      <text:p text:style-name="P2">S<text:span text:style-name="T2">e aprecia esfuerzo y dedicación en las tareas recibidas</text:span><text:span text:style-name="T3">. </text:span><text:span text:style-name="T5">Continue esforzándose para superarse aún más en sus producciones. </text:span></text:p>
      <text:p text:style-name="P2"><text:span text:style-name="T5"/></text:p>
      <text:p text:style-name="P2"><text:span text:style-name="T5"/></text:p>
      <text:p text:style-name="P3"><text:span text:style-name="T4">6 &gt; Nota &gt; 5</text:span></text:p>
      <text:p text:style-name="P3"><text:span text:style-name="T4"/></text:p>
      <text:p text:style-name="P3"><text:span text:style-name="T4">No ha realizado entregas en el último período de evaluación. Lo invito a tomar con mayor compromiso el curso virtual y realizar las entregas correspondientes. </text:span></text:p>
      <text:p text:style-name="P3"><text:span text:style-name="T5"/></text:p>
      <text:p text:style-name="P3"><text:span text:style-name="T4">Mejoría</text:span></text:p>
      <text:p text:style-name="P3"><text:span text:style-name="T4"/></text:p>
      <text:p text:style-name="P3"><text:span text:style-name="T4">Ha mejorado con las entregas en este último período. Demostró que puede superarse si se lo propone. Siga así.</text:span></text:p>
      <text:p text:style-name="P3"><text:span text:style-name="T4"/></text:p>
      <text:p text:style-name="P3"><text:span text:style-name="T4">Leve mejoría</text:span></text:p>
      <text:p text:style-name="P3"><text:span text:style-name="T4"/></text:p>
      <text:p text:style-name="P3"><text:span text:style-name="T4">Actuación que ha mejorado con respecto a su rendimiento anterior. En este último período comenzó a realizar entregas con mayor frecuencia, y se espera que las realice de manera constan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0T15:09:24.252736491</meta:creation-date>
    <dc:date>2020-06-10T16:53:52.100823483</dc:date>
    <meta:editing-duration>PT24M4S</meta:editing-duration>
    <meta:editing-cycles>1</meta:editing-cycles>
    <meta:document-statistic meta:table-count="0" meta:image-count="0" meta:object-count="0" meta:page-count="1" meta:paragraph-count="13" meta:word-count="190" meta:character-count="1109" meta:non-whitespace-character-count="929"/>
    <meta:generator>LibreOffice/6.0.7.3$Linux_X86_64 LibreOffice_project/00m0$Build-3</meta:generator>
  </office:meta>
</office:document-meta>
</file>